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FactoryConfiguration.readTools( ExtendedProperties tools , ToolboxConfiguration toolbo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opertiesFactoryConfiguration.PropertiesFactoryConfigurati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FactoryConfiguration.read(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iesFactoryConfiguration.PropertiesFactory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FactoryConfiguration.readToolboxes( ExtendedProperties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iesFactoryConfiguration.readProperties( ExtendedProperties configProps , Configuration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pertiesFactoryConfiguration.readData( ExtendedProperties data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pertiesFactoryConfiguration.setProperties( ExtendedProperties props , Data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iesFactoryConfiguration.read( ExtendedProperties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